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A0000000121BCD7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1.1252in" fo:margin-right="0in" fo:line-height="100%" fo:text-indent="-1.1252in" style:auto-text-indent="false"/>
    </style:style>
    <style:style style:name="P6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1.1252in"/>
        </style:tab-stops>
      </style:paragraph-properties>
    </style:style>
    <style:style style:name="P7" style:family="paragraph" style:parent-style-name="Standard">
      <style:paragraph-properties fo:margin-left="1.1252in" fo:margin-right="0in" fo:margin-top="0in" fo:margin-bottom="0.139in" fo:line-height="100%" fo:text-indent="0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margin-left="1.1252in" fo:margin-right="0in" fo:line-height="100%" fo:text-indent="0in" style:auto-text-indent="false"/>
    </style:style>
    <style:style style:name="P9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0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</style:style>
    <style:style style:name="P11" style:family="paragraph" style:parent-style-name="Standard">
      <style:paragraph-properties fo:margin-left="1in" fo:margin-right="0in" fo:line-height="100%" fo:text-indent="0in" style:auto-text-indent="false"/>
      <style:text-properties fo:color="#444444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12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left="1.1252in" fo:margin-right="0in" fo:margin-top="0in" fo:margin-bottom="0.139in" fo:line-height="100%" fo:text-indent="-1.1252in" style:auto-text-indent="false"/>
    </style:style>
    <style:style style:name="P15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1.1252in"/>
        </style:tab-stops>
      </style:paragraph-properties>
    </style:style>
    <style:style style:name="P16" style:family="paragraph" style:parent-style-name="Standard">
      <style:paragraph-properties fo:margin-left="1.1252in" fo:margin-right="0in" fo:margin-top="0in" fo:margin-bottom="0.139in" fo:line-height="100%" fo:text-indent="0in" style:auto-text-indent="false"/>
    </style:style>
    <style:style style:name="T1" style:family="text">
      <style:text-properties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2" style:family="text">
      <style:text-properties fo:color="#444444"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3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5" style:family="text">
      <style:text-properties fo:color="#3d85c6"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6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7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8" style:family="text">
      <style:text-properties fo:color="#999999" style:font-name="Calibri" fo:font-size="9pt" style:font-name-asian="Calibri" style:font-size-asian="9pt" style:font-name-complex="Calibri" style:font-size-complex="10pt"/>
    </style:style>
    <style:style style:name="T9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0" style:family="text">
      <style:text-properties fo:color="#6fa8dc" style:font-name="Calibri" fo:font-size="9pt" style:font-name-asian="Calibri" style:font-size-asian="9pt" style:font-name-complex="Calibri" style:font-size-complex="10pt"/>
    </style:style>
    <style:style style:name="T11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2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13" style:family="text">
      <style:text-properties fo:color="#666666" style:font-name="Calibri" fo:font-size="9pt" fo:font-weight="bold" style:font-name-asian="Calibri" style:font-size-asian="9pt" style:font-weight-asian="bold" style:font-name-complex="Calibri" style:font-size-complex="10pt" style:font-weight-complex="bold"/>
    </style:style>
    <style:style style:name="T14" style:family="text">
      <style:text-properties fo:color="#ff0000" style:font-name="Calibri" fo:font-size="9pt" style:font-name-asian="Calibri" style:font-size-asian="9pt" style:font-name-complex="Calibri" style:font-size-complex="10pt"/>
    </style:style>
    <style:style style:name="T15" style:family="text">
      <style:text-properties fo:color="#1c1c1c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333333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tthew</text:span><text:span text:style-name="T1"> </text:span><text:span text:style-name="T5">Grimes</text:span></text:p>
      <text:p text:style-name="P1"><text:span text:style-name="T7">930 E 300 S</text:span><text:span text:style-name="T9"> • Salt Lake City, </text:span><text:span text:style-name="T7"><text:s/>UT</text:span><text:span text:style-name="T9"> • </text:span><text:span text:style-name="T7">84101</text:span></text:p>
      <text:p text:style-name="P1"><text:span text:style-name="T11">CELL</text:span><text:span text:style-name="T9"> </text:span><text:span text:style-name="T7">(509) 953-3016 </text:span><text:span text:style-name="T9">•</text:span><text:span text:style-name="T7"> </text:span><text:span text:style-name="T11">E-MAIL</text:span><text:span text:style-name="T7"> Matthewlgrimes94@gmail.com</text:span></text:p>
      <text:p text:style-name="P1"><draw:frame draw:style-name="fr1" draw:name="Immagine1" text:anchor-type="as-char" svg:width="6.1043in" svg:height="0.0209in" draw:z-index="0"><draw:image xlink:href="Pictures/100002010000024A0000000121BCD742.png" xlink:type="simple" xlink:show="embed" xlink:actuate="onLoad"/></draw:frame></text:p>
      <text:p text:style-name="P3"/>
      <text:p text:style-name="P14"><text:span text:style-name="T6">PROFILE<text:tab/></text:span><text:span text:style-name="T15">M</text:span><text:span text:style-name="T3">y name is Matthew Grimes,</text:span><text:span text:style-name="T4"> full stack web developer</text:span><text:span text:style-name="T12">.</text:span></text:p>
      <text:p text:style-name="P14"><text:span text:style-name="T12"><text:tab/></text:span><text:span text:style-name="T16">I'm a hardworking, fast learner</text:span><text:span text:style-name="T12">, with a passion for solving problems.</text:span></text:p>
      <text:p text:style-name="P14"><text:span text:style-name="T12"><text:tab/></text:span><text:span text:style-name="T16">I'm self motivated</text:span><text:span text:style-name="T12">, and excell in solo and team settings.</text:span></text:p>
      <text:p text:style-name="P4"><draw:frame draw:style-name="fr1" draw:name="Immagine2" text:anchor-type="as-char" svg:width="6.1043in" svg:height="0.0209in" draw:z-index="1"><draw:image xlink:href="Pictures/100002010000024A0000000121BCD742.png" xlink:type="simple" xlink:show="embed" xlink:actuate="onLoad"/></draw:frame></text:p>
      <text:p text:style-name="P6"><text:span text:style-name="T6">EDUCATION<text:tab/></text:span><text:span text:style-name="T3">Full stack web development Certification</text:span><text:span text:style-name="T4"> </text:span></text:p>
      <text:p text:style-name="P10"><text:span text:style-name="T4"><text:tab/></text:span><text:span text:style-name="T12">Univerity of Utah, Salt Lake City, UT, 84112</text:span></text:p>
      <text:p text:style-name="P10"><text:span text:style-name="T12"><text:tab/>Graduate in <text:s/>2020</text:span></text:p>
      <text:p text:style-name="P4"><draw:frame draw:style-name="fr1" draw:name="Immagine3" text:anchor-type="as-char" svg:width="6.1043in" svg:height="0.0209in" draw:z-index="2"><draw:image xlink:href="Pictures/100002010000024A0000000121BCD742.png" xlink:type="simple" xlink:show="embed" xlink:actuate="onLoad"/></draw:frame></text:p>
      <text:p text:style-name="P5"><text:span text:style-name="T6">SKILLS<text:tab/></text:span><text:span text:style-name="T16">Full Stack Web development <text:s text:c="2"/></text:span><text:span text:style-name="T3">Javascript <text:s text:c="4"/>HTML</text:span></text:p>
      <text:p text:style-name="P9">CSS<text:tab/>Node<text:tab/>MYSQL <text:s text:c="2"/>MongoDB <text:s text:c="2"/>Express <text:s text:c="2"/>Jquery <text:s text:c="4"/><text:tab/><text:tab/></text:p>
      <text:p text:style-name="P4"><draw:frame draw:style-name="fr1" draw:name="Immagine4" text:anchor-type="as-char" svg:width="6.1043in" svg:height="0.0209in" draw:z-index="3"><draw:image xlink:href="Pictures/100002010000024A0000000121BCD742.png" xlink:type="simple" xlink:show="embed" xlink:actuate="onLoad"/></draw:frame></text:p>
      <text:p text:style-name="P5"><text:span text:style-name="T6">EXPERIENCE<text:tab/></text:span><text:span text:style-name="T3">Univerity of Utah Health</text:span><text:span text:style-name="T4"> </text:span></text:p>
      <text:p text:style-name="P7">I've been working in the valet services at the Univerity of Utah Health while I save money and attend classes. <text:s/>This job has given me experience working in a fast paced, high demand enviroment, and has further increased my customer service skills.</text:p>
      <text:p text:style-name="P8"><text:span text:style-name="T3">YMCA</text:span><text:span text:style-name="T4"> </text:span></text:p>
      <text:p text:style-name="P16"><text:span text:style-name="T4">I worked for the YMCA for 3 years, and gained invaluable customer service experience, as well as learning how to manage employees, time and schedules effectively.</text:span></text:p>
      <text:p text:style-name="P16"><text:span text:style-name="T3"/></text:p>
      <text:p text:style-name="P11"/>
      <text:p text:style-name="P2"><text:span text:style-name="T11">CELL</text:span><text:span text:style-name="T9"> </text:span><text:span text:style-name="T7">(509) 953-3016 </text:span><text:span text:style-name="T9">•</text:span><text:span text:style-name="T7"> </text:span><text:span text:style-name="T11">E-MAIL</text:span><text:span text:style-name="T7"> Matthewlgrimes94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dern Resume Template</dc:title>
    <meta:creation-date>2020-03-25T10:17:46.34</meta:creation-date>
    <meta:editing-cycles>2</meta:editing-cycles>
    <meta:editing-duration>PT10M26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OpenOffice/4.1.7$Win32 OpenOffice.org_project/417m1$Build-9800</meta:generator>
    <meta:initial-creator>Matthew Grimes</meta:initial-creator>
    <meta:document-statistic meta:table-count="0" meta:image-count="4" meta:object-count="0" meta:page-count="1" meta:paragraph-count="20" meta:word-count="160" meta:character-count="1026"/>
    <dc:date>2020-03-25T10:43:43.18</dc:date>
    <dc:creator>Matthew Grimes</dc:creator>
    <meta:user-defined meta:name="License">&lt;a href="http://www.trendyresumes.com"&gt;Modern Template&lt;/a&gt;</meta:user-defined>
  </office:meta>
</office:document-meta>
</file>